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Calibri2" svg:font-family="Calibri" style:font-family-generic="swiss"/>
    <style:font-face style:name="Open Sans1" svg:font-family="'Open Sans'" style:font-family-generic="swiss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3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6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ítulo_20_e_20_Conteúd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4.646cm" style:use-optimal-column-width="false"/>
    </style:style>
    <style:style style:name="co2" style:family="table-column">
      <style:table-column-properties style:column-width="6.189cm" style:use-optimal-column-width="false"/>
    </style:style>
    <style:style style:name="co3" style:family="table-column">
      <style:table-column-properties style:column-width="9.187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hyphenate="false"/>
    </style:style>
    <style:style style:name="ce2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hyphenate="false"/>
    </style:style>
    <style:style style:name="ce3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hyphenate="false"/>
    </style:style>
    <style:style style:name="ce4" style:family="table-cell">
      <loext:graphic-properties draw:fill="solid" draw:fill-color="#ffffff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-left="0.48pt solid #ffffff" fo:border-right="0.48pt solid #ffffff" fo:border-top="0.48pt solid #ffffff" fo:border-bottom="1.5pt solid #ffffff" style:punctuation-wrap="hanging" style:writing-mode="lr-tb"/>
      <style:text-properties fo:hyphenate="false"/>
    </style:style>
    <style:style style:name="ce5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ce6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ce8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ce9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ce10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ce11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ce12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ce13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ce14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ce15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ce16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ce17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ce18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ce19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ce20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ce21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ce22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ce23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ce24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ce25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0.48pt solid #ffffff" style:punctuation-wrap="hanging" style:writing-mode="lr-tb"/>
      <style:text-properties fo:hyphenate="false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5" style:family="paragraph">
      <style:paragraph-properties fo:margin-left="0cm" fo:margin-right="0cm" fo:margin-top="0cm" fo:margin-bottom="0cm" fo:line-height="120%" fo:text-align="justify" fo:text-indent="0cm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2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pt" fo:country="B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pt" fo:country="B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language="pt" fo:country="B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343a40" style:text-line-through-style="none" style:text-line-through-type="none" style:text-position="0% 100%" style:font-name="Open Sans2" fo:font-size="18pt" fo:letter-spacing="normal" fo:language="pt" fo:country="BR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font-variant="normal" fo:text-transform="none" fo:color="#343a40" style:text-line-through-style="none" style:text-line-through-type="none" style:text-position="0% 100%" style:font-name="Open Sans2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343a40" style:text-line-through-style="none" style:text-line-through-type="none" style:text-position="0% 100%" style:font-name="Open Sans2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343a40" style:text-line-through-style="none" style:text-line-through-type="none" style:text-position="0% 100%" style:font-name="Open Sans2" fo:font-size="16pt" fo:letter-spacing="normal" fo:language="pt" fo:country="BR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343a40" style:text-line-through-style="none" style:text-line-through-type="none" style:text-position="0% 100%" style:font-name="Open Sans2" fo:font-size="12pt" fo:letter-spacing="normal" fo:language="pt" fo:country="BR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pt" fo:country="BR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a" text:start-value="2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 text:start-value="2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)" style:num-format="a">
        <style:list-level-properties text:space-before="0.001cm" text:min-label-width="0.634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I">
        <style:list-level-properties text:space-before="0.001cm" text:min-label-width="1.1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1.1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)" style:num-format="a">
        <style:list-level-properties text:space-before="0.001cm" text:min-label-width="0.634cm"/>
        <style:text-properties fo:color="#343a4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Título 1" presentation:style-name="pr1" draw:text-style-name="P2" draw:layer="layout" svg:width="25.399cm" svg:height="6.631cm" svg:x="4.233cm" svg:y="5.542cm" presentation:class="title" presentation:user-transformed="true">
          <draw:text-box>
            <text:p text:style-name="P1"><text:span text:style-name="T1">ATIVIDADE DE EMPREENDEDORISM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RETRIZES DA ATIVIDADE" draw:style-name="dp1" draw:master-page-name="Título_20_e_20_Conteúdo" presentation:presentation-page-layout-name="AL2T11">
        <draw:frame draw:name="Título 1" presentation:style-name="pr3" draw:text-style-name="P4" draw:layer="layout" svg:width="29.209cm" svg:height="3.681cm" svg:x="2.328cm" svg:y="0.353cm" presentation:class="title" presentation:user-transformed="true">
          <draw:text-box>
            <text:p text:style-name="P1"><text:span text:style-name="T2">DIRETRIZES DA ATIVIDADE</text:span></text:p>
          </draw:text-box>
        </draw:frame>
        <draw:frame draw:name="Espaço Reservado para Conteúdo 2" presentation:style-name="pr4" draw:text-style-name="P7" draw:layer="layout" svg:width="30.941cm" svg:height="11.704cm" svg:x="1.462cm" svg:y="4.036cm" presentation:class="outline" presentation:user-transformed="true">
          <draw:text-box>
            <text:list text:style-name="L2">
              <text:list-item>
                <text:p text:style-name="P5"><text:span text:style-name="T3"><text:s/></text:span><text:span text:style-name="T3">A atividade será respondida neste arquivo de powerpoint e enviada pelo SIGAA por um dos </text:span><text:span text:style-name="T3">componentes dos grupos já formados;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A atividade valerá um ponto para a unidade 2 e compreenderá às partes de planejamento e </text:span><text:span text:style-name="T3">organização da fase de gerenciamento do negócio;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A pontuação se dará da seguinte forma: 1 ponto para aqueles que acertarem, no mínimo, 15 </text:span><text:span text:style-name="T3">questões; meio ponto para quem acercar de 10 a 14 questões;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A correção da prova será feita com base no gabarito que os grupos irão preencher no último </text:span><text:span text:style-name="T3">slide. O grupo que não preencher o gabarito terá sua nota zerada; 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4">Lembrem-se de adicionar os nomes dos componentes dos grupos e destacar os alunos </text:span><text:span text:style-name="T4">que não contribuíram para a atividade (isso pode ser feito adicionando um slide </text:span><text:span text:style-name="T4">anterior ou posterior a este)</text:span></text:p>
              </text:list-item>
            </text:list>
            <text:p text:style-name="P6"><text:span text:style-name="T3"/></text:p>
            <text:list text:continue-numbering="true" text:style-name="L2">
              <text:list-item>
                <text:p text:style-name="P6"><text:span text:style-name="T3">Prazo para a entrega da tarefa: 13/05, às 22:00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6" draw:text-style-name="P7" draw:layer="layout" svg:width="30.941cm" svg:height="10.261cm" svg:x="1.583cm" svg:y="6.883cm" presentation:class="outline" presentation:user-transformed="true">
          <draw:text-box>
            <text:p text:style-name="P10"><text:span text:style-name="T5">1) (UFBA - 2017 - UFSBA - Assistente Administrativo) Qual função </text:span><text:span text:style-name="T5">administrativa é responsável pela definição dos objetivos da </text:span><text:span text:style-name="T5">organização e escolha prévia dos melhores cursos de ações para </text:span><text:span text:style-name="T5">alcançá-los?</text:span></text:p>
            <text:p text:style-name="P11"><text:span text:style-name="T6"/></text:p>
            <text:list text:style-name="L5">
              <text:list-item>
                <text:p text:style-name="P11"><text:span text:style-name="T6">Planejamento </text:span></text:p>
              </text:list-item>
              <text:list-item>
                <text:p text:style-name="P11"><text:span text:style-name="T6">Organização </text:span></text:p>
              </text:list-item>
              <text:list-item>
                <text:p text:style-name="P11"><text:span text:style-name="T6">Direção </text:span></text:p>
              </text:list-item>
              <text:list-item>
                <text:p text:style-name="P11"><text:span text:style-name="T6">Controle </text:span></text:p>
              </text:list-item>
            </text:list>
            <text:p text:style-name="P11"><text:span text:style-name="T6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4" draw:text-style-name="P7" draw:layer="layout" svg:width="32.293cm" svg:height="11.719cm" svg:x="0.231cm" svg:y="5.806cm" presentation:class="outline" presentation:user-transformed="true">
          <draw:text-box>
            <text:p text:style-name="P12"><text:span text:style-name="T4">2) (AOCP - 2017 - EBSERH - Analista Administrativo) Considerando-se os principais </text:span><text:span text:style-name="T4">processos administrativos, é correto afirmar que são algumas das principais finalidades </text:span><text:span text:style-name="T4">do planejamento: </text:span></text:p>
            <text:p text:style-name="P12"><text:span text:style-name="T3"/></text:p>
            <text:list text:style-name="L5">
              <text:list-item>
                <text:p text:style-name="P12"><text:span text:style-name="T3">a gerência de conflitos internos; o reconhecimento do esforço dos trabalhadores e </text:span><text:span text:style-name="T3">estabelecimento de recompensas; o processo de comunicação interna.</text:span></text:p>
              </text:list-item>
            </text:list>
            <text:p text:style-name="P12"><text:span text:style-name="T3"><text:s/></text:span></text:p>
            <text:list text:style-name="L7">
              <text:list-item>
                <text:p text:style-name="P12"><text:span text:style-name="T3">a divisão e agrupamento das atividades na empresa; a designação de pessoas para as </text:span><text:span text:style-name="T3">respectivas tarefas.</text:span></text:p>
              </text:list-item>
            </text:list>
            <text:p text:style-name="P12"><text:span text:style-name="T3"/></text:p>
            <text:p text:style-name="P12"><text:span text:style-name="T3">c) <text:s/>a definição de objetivos para a empresa; o desenvolvimento de premissas sobre condições </text:span><text:span text:style-name="T3">futuras; a identificação de meios adequados para alcance dos objetivos. </text:span></text:p>
            <text:p text:style-name="P12"><text:span text:style-name="T3"><text:s/></text:span></text:p>
            <text:p text:style-name="P12"><text:span text:style-name="T3">d) <text:s/>a garantia de qualidade dos processos na empresa; a institucionalização de padrões de </text:span><text:span text:style-name="T3">comportamento no trabalho; a adequada gestão dos recursos físicos, econômicos e humanos da </text:span><text:span text:style-name="T3">empresa. </text:span></text:p>
            <text:p text:style-name="P12"><text:span text:style-name="T3"/></text:p>
            <text:p text:style-name="P12"><text:span text:style-name="T3">e) <text:s/>o monitoramento e a mensuração do desempenho dos empregados; a adoção de medidas </text:span><text:span text:style-name="T3">corretivas para assegurar o alcance de objetivos desejados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4" draw:text-style-name="P7" draw:layer="layout" svg:width="32.293cm" svg:height="11.719cm" svg:x="0.231cm" svg:y="5.806cm" presentation:class="outline" presentation:user-transformed="true">
          <draw:text-box>
            <text:p text:style-name="P12"><text:span text:style-name="T5">3) (CCV-UFC - 2016 - UFC - Auxiliar em Administração) São </text:span><text:span text:style-name="T5">componentes do planejamento: </text:span></text:p>
            <text:p text:style-name="P12"><text:span text:style-name="T6"/></text:p>
            <text:list text:style-name="L9">
              <text:list-item>
                <text:p text:style-name="P12"><text:span text:style-name="T7"><text:s/></text:span><text:span text:style-name="T7">Diagnóstico, metas e políticas. </text:span></text:p>
              </text:list-item>
            </text:list>
            <text:p text:style-name="P12"><text:span text:style-name="T7"/></text:p>
            <text:list text:continue-numbering="true" text:style-name="L9">
              <text:list-item>
                <text:p text:style-name="P12"><text:span text:style-name="T7"><text:s/></text:span><text:span text:style-name="T7">Políticas, divisão do trabalho e objetivos. </text:span></text:p>
              </text:list-item>
            </text:list>
            <text:p text:style-name="P12"><text:span text:style-name="T7"/></text:p>
            <text:list text:continue-numbering="true" text:style-name="L9">
              <text:list-item>
                <text:p text:style-name="P12"><text:span text:style-name="T7"><text:s text:c="2"/></text:span><text:span text:style-name="T7">Integração de esforços, diagnóstico e comunicação. </text:span></text:p>
              </text:list-item>
            </text:list>
            <text:p text:style-name="P12"><text:span text:style-name="T7"/></text:p>
            <text:list text:continue-numbering="true" text:style-name="L9">
              <text:list-item>
                <text:p text:style-name="P12"><text:span text:style-name="T7"><text:s text:c="2"/></text:span><text:span text:style-name="T7">Divisão do trabalho, metas e integração de esforços. </text:span></text:p>
              </text:list-item>
            </text:list>
            <text:p text:style-name="P12"><text:span text:style-name="T7"/></text:p>
            <text:list text:continue-numbering="true" text:style-name="L9">
              <text:list-item>
                <text:p text:style-name="P12"><text:span text:style-name="T7"><text:s text:c="2"/></text:span><text:span text:style-name="T7">Programa, padrão de desempenho e integração de esforço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4" draw:text-style-name="P7" draw:layer="layout" svg:width="32.293cm" svg:height="11.719cm" svg:x="0.231cm" svg:y="5.806cm" presentation:class="outline" presentation:user-transformed="true">
          <draw:text-box>
            <text:p text:style-name="P12"><text:span text:style-name="T8">4) (UFMA - 2016 - UFMA - Administrador) No planejamento estratégico, ao </text:span><text:span text:style-name="T8">definir a razão de ser da organização, temos: </text:span></text:p>
            <text:p text:style-name="P12"><text:span text:style-name="T9"/></text:p>
            <text:list text:style-name="L5">
              <text:list-item>
                <text:p text:style-name="P12"><text:span text:style-name="T9">A visão da organização </text:span></text:p>
              </text:list-item>
            </text:list>
            <text:p text:style-name="P12"><text:span text:style-name="T9"/></text:p>
            <text:list text:continue-numbering="true" text:style-name="L5">
              <text:list-item>
                <text:p text:style-name="P12"><text:span text:style-name="T9">A missão da organização </text:span></text:p>
              </text:list-item>
            </text:list>
            <text:p text:style-name="P12"><text:span text:style-name="T9"/></text:p>
            <text:list text:continue-numbering="true" text:style-name="L5">
              <text:list-item>
                <text:p text:style-name="P12"><text:span text:style-name="T9">O cenário estratégico <text:s/></text:span></text:p>
              </text:list-item>
            </text:list>
            <text:p text:style-name="P12"><text:span text:style-name="T9"/></text:p>
            <text:p text:style-name="P12"><text:span text:style-name="T9">d) A estratégia organizacional </text:span></text:p>
            <text:p text:style-name="P12"><text:span text:style-name="T9"/></text:p>
            <text:p text:style-name="P12"><text:span text:style-name="T9">e) Os objetivos organizaciona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4" draw:text-style-name="P7" draw:layer="layout" svg:width="32.293cm" svg:height="11.719cm" svg:x="0.231cm" svg:y="5.806cm" presentation:class="outline" presentation:user-transformed="true">
          <draw:text-box>
            <text:p text:style-name="P12"><text:span text:style-name="T8">5) (FCM - 2016 - IFF - Assistente Administrativo) Quando o ambiente e a </text:span><text:span text:style-name="T8">empresa estão em situação inadequada, deve ser adotada a estratégia de </text:span></text:p>
            <text:p text:style-name="P12"><text:span text:style-name="T9"/></text:p>
            <text:p text:style-name="P12"><text:span text:style-name="T9"/></text:p>
            <text:list text:style-name="L9">
              <text:list-item>
                <text:p text:style-name="P12"><text:span text:style-name="T9"><text:s/></text:span><text:span text:style-name="T9">inovação. </text:span></text:p>
              </text:list-item>
            </text:list>
            <text:p text:style-name="P12"><text:span text:style-name="T9"/></text:p>
            <text:list text:continue-numbering="true" text:style-name="L9">
              <text:list-item>
                <text:p text:style-name="P12"><text:span text:style-name="T9"><text:s/></text:span><text:span text:style-name="T9">crescimento. </text:span></text:p>
              </text:list-item>
            </text:list>
            <text:p text:style-name="P12"><text:span text:style-name="T9"/></text:p>
            <text:list text:continue-numbering="true" text:style-name="L9">
              <text:list-item>
                <text:p text:style-name="P12"><text:span text:style-name="T9"><text:s/></text:span><text:span text:style-name="T9">manutenção. </text:span></text:p>
              </text:list-item>
            </text:list>
            <text:p text:style-name="P12"><text:span text:style-name="T9"/></text:p>
            <text:list text:continue-numbering="true" text:style-name="L9">
              <text:list-item>
                <text:p text:style-name="P12"><text:span text:style-name="T9"><text:s/></text:span><text:span text:style-name="T9">desenvolvimento. </text:span></text:p>
              </text:list-item>
            </text:list>
            <text:p text:style-name="P12"><text:span text:style-name="T9"/></text:p>
            <text:list text:continue-numbering="true" text:style-name="L9">
              <text:list-item>
                <text:p text:style-name="P12"><text:span text:style-name="T9"><text:s/></text:span><text:span text:style-name="T9">sobrevivência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4" draw:text-style-name="P7" draw:layer="layout" svg:width="32.293cm" svg:height="12.765cm" svg:x="0.231cm" svg:y="5.806cm" presentation:class="outline" presentation:user-transformed="true">
          <draw:text-box>
            <text:p text:style-name="P12"><text:span text:style-name="T4">6) (FCM - 2016 - IFF – Administrador adaptada) Tendo o Tribunal de Contas da União </text:span><text:span text:style-name="T4">como exemplo de Instituição a ser analisada, relacione as colunas abaixo. </text:span></text:p>
            <text:p text:style-name="P12"><text:span text:style-name="T3"/></text:p>
            <text:p text:style-name="P12"><text:span text:style-name="T3"><text:s text:c="27"/></text:span><text:span text:style-name="T3">1. Missão <text:s text:c="43"/>2. Visão de Futuro <text:s text:c="32"/>3. </text:span><text:span text:style-name="T3">Valores </text:span></text:p>
            <text:p text:style-name="P12"><text:span text:style-name="T3"/></text:p>
            <text:p text:style-name="P12"><text:span text:style-name="T3">( ) Ser uma instituição de referência no Controle. </text:span></text:p>
            <text:p text:style-name="P12"><text:span text:style-name="T3">( ) Ética, efetividade, independência, justiça e profissionalismo. </text:span></text:p>
            <text:p text:style-name="P12"><text:span text:style-name="T3">( ) Assegurar a efetiva e regular gestão dos recursos públicos em benefício da sociedade. </text:span></text:p>
            <text:p text:style-name="P12"><text:span text:style-name="T3"/></text:p>
            <text:p text:style-name="P12"><text:span text:style-name="T3">A sequência correta é </text:span></text:p>
            <text:p text:style-name="P12"><text:span text:style-name="T3"/></text:p>
            <text:list text:style-name="L5">
              <text:list-item>
                <text:p text:style-name="P12"><text:span text:style-name="T3">3, 1, 3. </text:span></text:p>
              </text:list-item>
              <text:list-item>
                <text:p text:style-name="P12"><text:span text:style-name="T3">2, 1, 1. </text:span></text:p>
              </text:list-item>
              <text:list-item>
                <text:p text:style-name="P12"><text:span text:style-name="T3">1, 2, 3.</text:span></text:p>
              </text:list-item>
              <text:list-item>
                <text:p text:style-name="P12"><text:span text:style-name="T3">2, 3, 1. </text:span></text:p>
              </text:list-item>
              <text:list-item>
                <text:p text:style-name="P12"><text:span text:style-name="T3">1, 3, 2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4" draw:text-style-name="P7" draw:layer="layout" svg:width="32.293cm" svg:height="12.765cm" svg:x="0.231cm" svg:y="5.806cm" presentation:class="outline" presentation:user-transformed="true">
          <draw:text-box>
            <text:p text:style-name="P12"><text:span text:style-name="T4">7) (FGV - 2015 - PREF. DE CUIABÁ-MT - Especialista em Saúde) Segundo Porter, as </text:span><text:span text:style-name="T4">organizações devem analisar o ambiente competitivo no qual se insere e que é </text:span><text:span text:style-name="T4">determinado por 5 forças. Nas opções a seguir estão listadas algumas dessas forças, à </text:span><text:span text:style-name="T4">exceção de uma. Assinale-a. </text:span></text:p>
            <text:p text:style-name="P12"><text:span text:style-name="T3"/></text:p>
            <text:list text:style-name="L9">
              <text:list-item>
                <text:p text:style-name="P12"><text:span text:style-name="T3">Rivalidade entre os concorrentes. </text:span></text:p>
              </text:list-item>
            </text:list>
            <text:p text:style-name="P12"><text:span text:style-name="T3"/></text:p>
            <text:list text:continue-numbering="true" text:style-name="L9">
              <text:list-item>
                <text:p text:style-name="P12"><text:span text:style-name="T3"><text:s/></text:span><text:span text:style-name="T3">Ameaça de novos entrantes. </text:span></text:p>
              </text:list-item>
            </text:list>
            <text:p text:style-name="P12"><text:span text:style-name="T3"/></text:p>
            <text:list text:continue-numbering="true" text:style-name="L9">
              <text:list-item>
                <text:p text:style-name="P12"><text:span text:style-name="T3">Domínio da tecnologia.</text:span></text:p>
              </text:list-item>
            </text:list>
            <text:p text:style-name="P12"><text:span text:style-name="T3"/></text:p>
            <text:list text:continue-numbering="true" text:style-name="L9">
              <text:list-item>
                <text:p text:style-name="P12"><text:span text:style-name="T3">Poder de barganha dos fornecedores. </text:span></text:p>
              </text:list-item>
            </text:list>
            <text:p text:style-name="P12"><text:span text:style-name="T3"/></text:p>
            <text:list text:continue-numbering="true" text:style-name="L9">
              <text:list-item>
                <text:p text:style-name="P12"><text:span text:style-name="T3">Ameaça de produtos ou serviços substituto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4" draw:text-style-name="P7" draw:layer="layout" svg:width="32.293cm" svg:height="11.719cm" svg:x="0.231cm" svg:y="5.806cm" presentation:class="outline" presentation:user-transformed="true">
          <draw:text-box>
            <text:p text:style-name="P12"><text:span text:style-name="T10">8) (IBFC - 2017 - EBSERH - Pedagogo) Porter (1986) descreve acerca de uma estratégia genérica que </text:span><text:span text:style-name="T10">consiste em diferenciar o produto ou o serviço oferecido pela empresa, criando algo que seja </text:span><text:span text:style-name="T10">considerado único, no âmbito de toda a indústria. Nesse sentido, os métodos para obter a </text:span><text:span text:style-name="T10">diferenciação são vários, dentre eles: </text:span></text:p>
            <text:p text:style-name="P12"><text:span text:style-name="T11"/></text:p>
            <text:list text:style-name="L10">
              <text:list-item>
                <text:p text:style-name="P12"><text:span text:style-name="T11">Projeto ou imagem da marca. </text:span></text:p>
              </text:list-item>
              <text:list-item>
                <text:p text:style-name="P12"><text:span text:style-name="T11">Tecnologia. </text:span></text:p>
              </text:list-item>
              <text:list-item>
                <text:p text:style-name="P12"><text:span text:style-name="T11">Menor preço. </text:span></text:p>
              </text:list-item>
              <text:list-item>
                <text:p text:style-name="P12"><text:span text:style-name="T11">Peculiaridades. </text:span></text:p>
              </text:list-item>
            </text:list>
            <text:p text:style-name="P12"><text:span text:style-name="T11"/></text:p>
            <text:p text:style-name="P12"><text:span text:style-name="T11">Assinale a alternativa correta. </text:span></text:p>
            <text:p text:style-name="P12"><text:span text:style-name="T11"/></text:p>
            <text:list text:style-name="L5">
              <text:list-item>
                <text:p text:style-name="P12"><text:span text:style-name="T11">I apenas </text:span></text:p>
              </text:list-item>
              <text:list-item>
                <text:p text:style-name="P12"><text:span text:style-name="T11">II apenas </text:span></text:p>
              </text:list-item>
              <text:list-item>
                <text:p text:style-name="P12"><text:span text:style-name="T11">I, II e IV apenas </text:span></text:p>
              </text:list-item>
              <text:list-item>
                <text:p text:style-name="P12"><text:span text:style-name="T11">III apenas </text:span></text:p>
              </text:list-item>
              <text:list-item>
                <text:p text:style-name="P12"><text:span text:style-name="T11">e) I, II, III, IV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4" draw:text-style-name="P7" draw:layer="layout" svg:width="32.293cm" svg:height="11.719cm" svg:x="0.231cm" svg:y="5.806cm" presentation:class="outline" presentation:user-transformed="true">
          <draw:text-box>
            <text:p text:style-name="P12"><text:span text:style-name="T10">9) (FGV - 2016 - CODEBA - Analista) Entre os fatores que devem ser considerados, quando se </text:span><text:span text:style-name="T10">estabelecem estratégias de expansão para uma organização, estão os mercados a serem explorados e </text:span><text:span text:style-name="T10">os produtos em desenvolvimento. Igor Ansoff, considerado o precursor da gestão estratégica, criou a </text:span><text:span text:style-name="T10">Matriz Ansoff na qual apresenta uma distribuição 2X2 que combina tipos de produtos e de mercados </text:span><text:span text:style-name="T10">para formular as estratégias 44 adequadas. Assinale a opção que apresenta a estratégia que inclui a </text:span><text:span text:style-name="T10">combinação, de acordo com a Matriz Ansoff, de mercados novos e produtos tradicionais. </text:span></text:p>
            <text:p text:style-name="P12"><text:span text:style-name="T11"/></text:p>
            <text:p text:style-name="P12"><text:span text:style-name="T11"/></text:p>
            <text:p text:style-name="P12"><text:span text:style-name="T11"/></text:p>
            <text:list text:style-name="L9">
              <text:list-item>
                <text:p text:style-name="P12"><text:span text:style-name="T11">Desenvolvimento de mercado. </text:span></text:p>
              </text:list-item>
            </text:list>
            <text:p text:style-name="P12"><text:span text:style-name="T11"/></text:p>
            <text:list text:continue-numbering="true" text:style-name="L9">
              <text:list-item>
                <text:p text:style-name="P12"><text:span text:style-name="T11">Diversificação de produtos e mercados. </text:span></text:p>
              </text:list-item>
            </text:list>
            <text:p text:style-name="P12"><text:span text:style-name="T11"/></text:p>
            <text:p text:style-name="P12"><text:span text:style-name="T11">c) Desenvolvimento de produto. </text:span></text:p>
            <text:p text:style-name="P12"><text:span text:style-name="T11"/></text:p>
            <text:p text:style-name="P12"><text:span text:style-name="T11">d) Penetração de mercado. </text:span></text:p>
            <text:p text:style-name="P12"><text:span text:style-name="T11"/></text:p>
            <text:p text:style-name="P12"><text:span text:style-name="T11">e) Penetração de produ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4" draw:text-style-name="P7" draw:layer="layout" svg:width="32.293cm" svg:height="11.719cm" svg:x="0.231cm" svg:y="5.806cm" presentation:class="outline" presentation:user-transformed="true">
          <draw:text-box>
            <text:p text:style-name="P12"><text:span text:style-name="T4">10) (IBFC - 2017 - EBSERH - Analista Administrativo) Leia a afirmação a seguir e assinale </text:span><text:span text:style-name="T4">a alternativa que preenche corretamente a lacuna. ________________ significa a distribuição </text:span><text:span text:style-name="T4">de tarefas entre os indivíduos ou grupos sociais, de acordo com a posição que cada um </text:span><text:span text:style-name="T4">deles ocupa na estrutura social e nas relações de propriedade. </text:span></text:p>
            <text:p text:style-name="P12"><text:span text:style-name="T3"/></text:p>
            <text:list text:style-name="L9">
              <text:list-item>
                <text:p text:style-name="P12"><text:span text:style-name="T3">Organograma </text:span></text:p>
              </text:list-item>
            </text:list>
            <text:p text:style-name="P12"><text:span text:style-name="T3"/></text:p>
            <text:list text:continue-numbering="true" text:style-name="L9">
              <text:list-item>
                <text:p text:style-name="P12"><text:span text:style-name="T3">Divisão do trabalho </text:span></text:p>
              </text:list-item>
            </text:list>
            <text:p text:style-name="P12"><text:span text:style-name="T3"/></text:p>
            <text:list text:continue-numbering="true" text:style-name="L9">
              <text:list-item>
                <text:p text:style-name="P12"><text:span text:style-name="T3">Cargo </text:span></text:p>
              </text:list-item>
            </text:list>
            <text:p text:style-name="P12"><text:span text:style-name="T3"/></text:p>
            <text:list text:continue-numbering="true" text:style-name="L9">
              <text:list-item>
                <text:p text:style-name="P12"><text:span text:style-name="T3">Função </text:span></text:p>
              </text:list-item>
            </text:list>
            <text:p text:style-name="P12"><text:span text:style-name="T3"/></text:p>
            <text:list text:continue-numbering="true" text:style-name="L9">
              <text:list-item>
                <text:p text:style-name="P12"><text:span text:style-name="T3">Atribuiçã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4" draw:text-style-name="P7" draw:layer="layout" svg:width="32.293cm" svg:height="11.719cm" svg:x="0.231cm" svg:y="5.806cm" presentation:class="outline" presentation:user-transformed="true">
          <draw:text-box>
            <text:p text:style-name="P12"><text:span text:style-name="T4">11) (COMPERVE - 2016 - UFRN - Assistente) Do ponto de vista formal, uma organização </text:span><text:span text:style-name="T4">consiste em um conjunto de encargos funcionais e hierárquicos, orientados para o </text:span><text:span text:style-name="T4">objetivo de produzir bens ou prestar serviços. Algumas das principais características da </text:span><text:span text:style-name="T4">organização formal são: </text:span></text:p>
            <text:p text:style-name="P12"><text:span text:style-name="T3"/></text:p>
            <text:list text:style-name="L9">
              <text:list-item>
                <text:p text:style-name="P12"><text:span text:style-name="T3">divisão do trabalho, especialização e distribuição da autoridade. </text:span></text:p>
              </text:list-item>
            </text:list>
            <text:p text:style-name="P12"><text:span text:style-name="T3"/></text:p>
            <text:list text:continue-numbering="true" text:style-name="L9">
              <text:list-item>
                <text:p text:style-name="P12"><text:span text:style-name="T3">racionalismo, especialização e relações sociais espontâneas. </text:span></text:p>
              </text:list-item>
            </text:list>
            <text:p text:style-name="P12"><text:span text:style-name="T3"/></text:p>
            <text:list text:continue-numbering="true" text:style-name="L9">
              <text:list-item>
                <text:p text:style-name="P12"><text:span text:style-name="T3">especialização, hierarquia e autoridade não sujeitas ao controle da direção. </text:span></text:p>
              </text:list-item>
            </text:list>
            <text:p text:style-name="P12"><text:span text:style-name="T3"/></text:p>
            <text:list text:continue-numbering="true" text:style-name="L9">
              <text:list-item>
                <text:p text:style-name="P12"><text:span text:style-name="T3">hierarquia, divisão do trabalho e cultura organizacional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4" draw:text-style-name="P7" draw:layer="layout" svg:width="32.293cm" svg:height="11.719cm" svg:x="0.231cm" svg:y="5.806cm" presentation:class="outline" presentation:user-transformed="true">
          <draw:text-box>
            <text:p text:style-name="P12"><text:span text:style-name="T4">12) </text:span><text:span text:style-name="T12">A estrutura organizacional e os critérios de departamentalização são definidos, </text:span><text:span text:style-name="T12">respectivamente, nos níveis </text:span></text:p>
            <text:p text:style-name="P12"><text:span text:style-name="T13"/></text:p>
            <text:p text:style-name="P12"><text:span text:style-name="T3"/></text:p>
            <text:list text:style-name="L9">
              <text:list-item>
                <text:p text:style-name="P12"><text:span text:style-name="T3">Tático e estratégico. </text:span></text:p>
              </text:list-item>
            </text:list>
            <text:p text:style-name="P12"><text:span text:style-name="T3"/></text:p>
            <text:list text:continue-numbering="true" text:style-name="L9">
              <text:list-item>
                <text:p text:style-name="P12"><text:span text:style-name="T3">Tático e operacional. </text:span></text:p>
              </text:list-item>
            </text:list>
            <text:p text:style-name="P12"><text:span text:style-name="T3"/></text:p>
            <text:list text:continue-numbering="true" text:style-name="L9">
              <text:list-item>
                <text:p text:style-name="P12"><text:span text:style-name="T3">Estratégico e operacional. </text:span></text:p>
              </text:list-item>
            </text:list>
            <text:p text:style-name="P12"><text:span text:style-name="T3"/></text:p>
            <text:list text:continue-numbering="true" text:style-name="L9">
              <text:list-item>
                <text:p text:style-name="P12"><text:span text:style-name="T3">Estratégico e tático. </text:span></text:p>
              </text:list-item>
            </text:list>
            <text:p text:style-name="P12"><text:span text:style-name="T3"/></text:p>
            <text:list text:continue-numbering="true" text:style-name="L9">
              <text:list-item>
                <text:p text:style-name="P12"><text:span text:style-name="T3">Tático e estratégico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4" draw:text-style-name="P7" draw:layer="layout" svg:width="32.293cm" svg:height="11.719cm" svg:x="0.231cm" svg:y="5.806cm" presentation:class="outline" presentation:user-transformed="true">
          <draw:text-box>
            <text:p text:style-name="P12"><text:span text:style-name="T4">13) Uma pequena refinaria de Paulínia, após receber um aporte de capital, decidiu </text:span><text:span text:style-name="T4">realocar seus recursos e atividades em departamentos, visando melhorar sua </text:span><text:span text:style-name="T4">competitividade. Para atingir esse objetivo, ela deve adotar a departamentalização</text:span></text:p>
            <text:p text:style-name="P12"><text:span text:style-name="T13"/></text:p>
            <text:p text:style-name="P12"><text:span text:style-name="T3"/></text:p>
            <text:list text:style-name="L12">
              <text:list-item>
                <text:p text:style-name="P12"><text:span text:style-name="T14">funcional, com foco na especialização do trabalho em cada departamento. </text:span><text:span text:style-name="T3">. </text:span></text:p>
              </text:list-item>
            </text:list>
            <text:p text:style-name="P12"><text:span text:style-name="T3"/></text:p>
            <text:list text:continue-numbering="true" text:style-name="L12">
              <text:list-item>
                <text:p text:style-name="P12"><text:span text:style-name="T14">divisional, com risco de perda da flexibilidade. </text:span></text:p>
              </text:list-item>
            </text:list>
            <text:p text:style-name="P12"><text:span text:style-name="T3"/></text:p>
            <text:list text:continue-numbering="true" text:style-name="L12">
              <text:list-item>
                <text:p text:style-name="P12"><text:span text:style-name="T14">por projetos, com ênfase na redução de custos. </text:span></text:p>
              </text:list-item>
            </text:list>
            <text:p text:style-name="P12"><text:span text:style-name="T3"/></text:p>
            <text:list text:continue-numbering="true" text:style-name="L12">
              <text:list-item>
                <text:p text:style-name="P12"><text:span text:style-name="T14">por processos, com possível piora na produtividade e na economia de escala.</text:span></text:p>
              </text:list-item>
            </text:list>
            <text:p text:style-name="P12"><text:span text:style-name="T14"/></text:p>
            <text:list text:continue-numbering="true" text:style-name="L12">
              <text:list-item>
                <text:p text:style-name="P12"><text:span text:style-name="T14">matricial, com ganho na facilidade de coordenação. 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4" draw:text-style-name="P7" draw:layer="layout" svg:width="32.293cm" svg:height="11.719cm" svg:x="0.231cm" svg:y="5.806cm" presentation:class="outline" presentation:user-transformed="true">
          <draw:text-box>
            <text:p text:style-name="P12"><text:span text:style-name="T4">14) </text:span><text:span text:style-name="T3">Departamentalização se refere a escolher a modalidade de homogeneização de atividades, </text:span><text:span text:style-name="T3">agrupando os componentes da organização em departamentos ou divisões. Sobre os tipos de </text:span><text:span text:style-name="T3">departamentalização, considere as afirmativas: I. A departamentalização por funções possui a </text:span><text:span text:style-name="T3">vantagem de favorecer a plena utilização das habilidades técnicas das pessoas. II. A </text:span><text:span text:style-name="T3">departamentalização por produtos ou serviços é indicada para circunstâncias externas e </text:span><text:span text:style-name="T3">mutáveis, mas dificulta a cooperação entre especialistas. III. A departamentalização geográfica </text:span><text:span text:style-name="T3">tem problemas em acompanhar as variações regionais e locais. IV. A departamentalização por </text:span><text:span text:style-name="T3">clientela permite à organização concentrar seus conhecimentos sobre as distintas necessidades e </text:span><text:span text:style-name="T3">exigências dos canais mercadológicos. Das afirmações, estão CORRETAS:</text:span></text:p>
            <text:p text:style-name="P12"><text:span text:style-name="T3"/></text:p>
            <text:list text:style-name="L12">
              <text:list-item>
                <text:p text:style-name="P12"><text:span text:style-name="T15">Apenas as afirmações I, II, III estão corretas.</text:span></text:p>
              </text:list-item>
            </text:list>
            <text:p text:style-name="P12"><text:span text:style-name="T11"/></text:p>
            <text:list text:continue-numbering="true" text:style-name="L12">
              <text:list-item>
                <text:p text:style-name="P12"><text:span text:style-name="T15">Apenas as afirmações I e IV estão corretas.</text:span></text:p>
              </text:list-item>
            </text:list>
            <text:p text:style-name="P12"><text:span text:style-name="T11"/></text:p>
            <text:list text:continue-numbering="true" text:style-name="L12">
              <text:list-item>
                <text:p text:style-name="P12"><text:span text:style-name="T15">Apenas as afirmações I e II estão corretas.</text:span></text:p>
              </text:list-item>
            </text:list>
            <text:p text:style-name="P12"><text:span text:style-name="T15"/></text:p>
            <text:list text:continue-numbering="true" text:style-name="L12">
              <text:list-item>
                <text:p text:style-name="P12"><text:span text:style-name="T15">Apenas as afirmações II e IV estão corretas.</text:span></text:p>
              </text:list-item>
            </text:list>
            <text:p text:style-name="P12"><text:span text:style-name="T15"/></text:p>
            <text:list text:continue-numbering="true" text:style-name="L12">
              <text:list-item>
                <text:p text:style-name="P12"><text:span text:style-name="T15">Apenas as afirmações I, II e IV estão corretas.</text:span></text:p>
              </text:list-item>
            </text:list>
            <text:p text:style-name="P12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4" draw:text-style-name="P7" draw:layer="layout" svg:width="32.293cm" svg:height="11.719cm" svg:x="0.231cm" svg:y="5.806cm" presentation:class="outline" presentation:user-transformed="true">
          <draw:text-box>
            <text:p text:style-name="P12"><text:span text:style-name="T4">15) </text:span><text:span text:style-name="T12">Um grupo de jovens, preocupados com o aquecimento global, decide criar uma ONG </text:span><text:span text:style-name="T12">especializada em levar água potável às famílias que vivem em regiões de seca no Brasil. </text:span><text:span text:style-name="T12">Em razão de suas atividades, a ONG precisa de uma estrutura que permita grande </text:span><text:span text:style-name="T12">adaptabilidade, alto grau de responsabilidade coletiva e convergência de esforços. </text:span><text:span text:style-name="T12">Assinale a opção que indica o modelo de departamentalização mais adequado para a </text:span><text:span text:style-name="T12">ONG</text:span><text:span text:style-name="T16">.</text:span></text:p>
            <text:p text:style-name="P12"><text:span text:style-name="T3"/></text:p>
            <text:list text:style-name="L12">
              <text:list-item>
                <text:p text:style-name="P12"><text:span text:style-name="T14">Geográfico.</text:span></text:p>
              </text:list-item>
            </text:list>
            <text:p text:style-name="P12"><text:span text:style-name="T3"/></text:p>
            <text:list text:continue-numbering="true" text:style-name="L12">
              <text:list-item>
                <text:p text:style-name="P12"><text:span text:style-name="T14">Por projetos.</text:span></text:p>
              </text:list-item>
            </text:list>
            <text:p text:style-name="P12"><text:span text:style-name="T3"/></text:p>
            <text:list text:continue-numbering="true" text:style-name="L12">
              <text:list-item>
                <text:p text:style-name="P12"><text:span text:style-name="T14">Por cliente.</text:span></text:p>
              </text:list-item>
            </text:list>
            <text:p text:style-name="P12"><text:span text:style-name="T14"/></text:p>
            <text:list text:continue-numbering="true" text:style-name="L12">
              <text:list-item>
                <text:p text:style-name="P12"><text:span text:style-name="T14">Por processos.</text:span></text:p>
              </text:list-item>
            </text:list>
            <text:p text:style-name="P12"><text:span text:style-name="T14"/></text:p>
            <text:list text:continue-numbering="true" text:style-name="L12">
              <text:list-item>
                <text:p text:style-name="P12"><text:span text:style-name="T14">Por serviços.</text:span></text:p>
              </text:list-item>
            </text:list>
            <text:p text:style-name="P12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4" draw:text-style-name="P7" draw:layer="layout" svg:width="32.293cm" svg:height="11.719cm" svg:x="0.231cm" svg:y="5.806cm" presentation:class="outline" presentation:user-transformed="true">
          <draw:text-box>
            <text:p text:style-name="P12"><text:span text:style-name="T5">16) A respeito de aspectos de planejamento nas organizações, </text:span><text:span text:style-name="T5">julgue o item subsequente. Pensar estrategicamente significa </text:span><text:span text:style-name="T5">tomar decisões e agir para formular e implementar estratégias </text:span><text:span text:style-name="T5">que proporcionarão competitividade às organizações frente aos </text:span><text:span text:style-name="T5">seus ambientes. 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>( <text:s text:c="2"/>) Verdadeiro <text:s text:c="11"/>( <text:s text:c="2"/>) Fals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4" draw:text-style-name="P7" draw:layer="layout" svg:width="32.293cm" svg:height="11.719cm" svg:x="0.231cm" svg:y="5.806cm" presentation:class="outline" presentation:user-transformed="true">
          <draw:text-box>
            <text:p text:style-name="P12"><text:span text:style-name="T5">17) No processo de diagnóstico estratégico pode ser utilizada a </text:span><text:span text:style-name="T5">Matriz de SWOT para obter uma análise do ambiente interno e </text:span><text:span text:style-name="T5">externo da organização. 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>( <text:s text:c="2"/>) Verdadeiro <text:s text:c="3"/>( <text:s text:c="2"/>) Fals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4" draw:text-style-name="P7" draw:layer="layout" svg:width="32.293cm" svg:height="11.719cm" svg:x="0.231cm" svg:y="5.806cm" presentation:class="outline" presentation:user-transformed="true">
          <draw:text-box>
            <text:p text:style-name="P12"><text:span text:style-name="T5">18) Organizações orgânicas tem como características a </text:span><text:span text:style-name="T5">modificação dos cargos de forma contínua, a descentralização e a </text:span><text:span text:style-name="T5">delegação das decisões para níveis inferiores, algo que não </text:span><text:span text:style-name="T5">ocorre nas organizações mecanicistas.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>( <text:s text:c="2"/>) Verdadeiro <text:s text:c="3"/>( <text:s text:c="2"/>) Fals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4" draw:text-style-name="P7" draw:layer="layout" svg:width="32.293cm" svg:height="11.719cm" svg:x="0.231cm" svg:y="5.806cm" presentation:class="outline" presentation:user-transformed="true">
          <draw:text-box>
            <text:p text:style-name="P12"><text:span text:style-name="T5">19) A estrutura matricial tem como um de seus pressupostos a </text:span><text:span text:style-name="T5">quebra da unidade de comando.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>( <text:s text:c="2"/>) Verdadeiro <text:s text:c="3"/>( <text:s text:c="2"/>) Fals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ESTÕES DE CONCURSO" draw:style-name="dp1" draw:master-page-name="Título_20_e_20_Conteúdo" presentation:presentation-page-layout-name="AL2T11"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QUESTÕES DE CONCURSO</text:span></text:p>
          </draw:text-box>
        </draw:frame>
        <draw:frame draw:name="Espaço Reservado para Conteúdo 2" presentation:style-name="pr4" draw:text-style-name="P7" draw:layer="layout" svg:width="32.293cm" svg:height="11.719cm" svg:x="0.231cm" svg:y="5.806cm" presentation:class="outline" presentation:user-transformed="true">
          <draw:text-box>
            <text:p text:style-name="P12"><text:span text:style-name="T5">20) A departamentalização funcional promove a diferenciação e o </text:span><text:span text:style-name="T5">agrupamento de atividades de acordo com o resultado da </text:span><text:span text:style-name="T5">organização, isto é, de acordo com o produto ou serviço </text:span><text:span text:style-name="T5">realizado.</text:span></text:p>
            <text:p text:style-name="P12"><text:span text:style-name="T6"/></text:p>
            <text:p text:style-name="P12"><text:span text:style-name="T6"/></text:p>
            <text:p text:style-name="P12"><text:span text:style-name="T6"/></text:p>
            <text:p text:style-name="P12"><text:span text:style-name="T6">( <text:s text:c="2"/>) Verdadeiro <text:s text:c="3"/>( <text:s text:c="2"/>) Fals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ABARITO" draw:style-name="dp1" draw:master-page-name="Título_20_e_20_Conteúdo" presentation:presentation-page-layout-name="AL2T11">
        <draw:frame draw:name="Título 1" presentation:style-name="pr7" draw:text-style-name="P4" draw:layer="layout" svg:width="29.209cm" svg:height="3.681cm" svg:x="2.328cm" svg:y="1.014cm" presentation:class="title" presentation:user-transformed="true">
          <draw:text-box>
            <text:p text:style-name="P1"><text:span text:style-name="T17">GABARITO</text:span></text:p>
          </draw:text-box>
        </draw:frame>
        <draw:frame draw:name="Tabela 4" draw:style-name="standard" draw:layer="layout" svg:width="29.208cm" svg:height="11.329cm" svg:x="2.329cm" svg:y="3.861cm">
          <table:table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>
              <table:table-cell table:style-name="ce1">
                <text:p text:style-name="P13"><text:span text:style-name="T4">QUESTÃO</text:span></text:p>
              </table:table-cell>
              <table:table-cell table:style-name="ce2">
                <text:p text:style-name="P13"><text:span text:style-name="T4">RESPOSTA </text:span></text:p>
              </table:table-cell>
              <table:table-cell table:style-name="ce3">
                <text:p text:style-name="P13"><text:span text:style-name="T4">QUESTÃO</text:span></text:p>
              </table:table-cell>
              <table:table-cell table:style-name="ce4">
                <text:p text:style-name="P13"><text:span text:style-name="T4">RESPOSTA</text:span></text:p>
              </table:table-cell>
            </table:table-row>
            <table:table-row table:style-name="ro1" table:default-cell-style-name="ce6">
              <table:table-cell table:style-name="ce5">
                <text:p text:style-name="P13"><text:span text:style-name="T4">1</text:span></text:p>
              </table:table-cell>
              <table:table-cell>
                <text:p>a</text:p>
              </table:table-cell>
              <table:table-cell table:style-name="ce7">
                <text:p text:style-name="P13"><text:span text:style-name="T4">11</text:span></text:p>
              </table:table-cell>
              <table:table-cell>
                <text:p>a</text:p>
              </table:table-cell>
            </table:table-row>
            <table:table-row table:style-name="ro1" table:default-cell-style-name="ce6">
              <table:table-cell table:style-name="ce8">
                <text:p text:style-name="P13"><text:span text:style-name="T4">2</text:span></text:p>
              </table:table-cell>
              <table:table-cell>
                <text:p>c</text:p>
              </table:table-cell>
              <table:table-cell table:style-name="ce9">
                <text:p text:style-name="P13"><text:span text:style-name="T4">12</text:span></text:p>
              </table:table-cell>
              <table:table-cell>
                <text:p>d</text:p>
              </table:table-cell>
            </table:table-row>
            <table:table-row table:style-name="ro1" table:default-cell-style-name="ce6">
              <table:table-cell table:style-name="ce10">
                <text:p text:style-name="P13"><text:span text:style-name="T4">3</text:span></text:p>
              </table:table-cell>
              <table:table-cell>
                <text:p>a</text:p>
              </table:table-cell>
              <table:table-cell table:style-name="ce11">
                <text:p text:style-name="P13"><text:span text:style-name="T4">13</text:span></text:p>
              </table:table-cell>
              <table:table-cell>
                <text:p>a</text:p>
              </table:table-cell>
            </table:table-row>
            <table:table-row table:style-name="ro1" table:default-cell-style-name="ce6">
              <table:table-cell table:style-name="ce12">
                <text:p text:style-name="P13"><text:span text:style-name="T4">4</text:span></text:p>
              </table:table-cell>
              <table:table-cell>
                <text:p>b</text:p>
              </table:table-cell>
              <table:table-cell table:style-name="ce13">
                <text:p text:style-name="P13"><text:span text:style-name="T4">14</text:span></text:p>
              </table:table-cell>
              <table:table-cell>
                <text:p>b</text:p>
              </table:table-cell>
            </table:table-row>
            <table:table-row table:style-name="ro1" table:default-cell-style-name="ce6">
              <table:table-cell table:style-name="ce14">
                <text:p text:style-name="P13"><text:span text:style-name="T4">5</text:span></text:p>
              </table:table-cell>
              <table:table-cell>
                <text:p>e</text:p>
              </table:table-cell>
              <table:table-cell table:style-name="ce15">
                <text:p text:style-name="P13"><text:span text:style-name="T4">15</text:span></text:p>
              </table:table-cell>
              <table:table-cell>
                <text:p>b</text:p>
              </table:table-cell>
            </table:table-row>
            <table:table-row table:style-name="ro1" table:default-cell-style-name="ce6">
              <table:table-cell table:style-name="ce16">
                <text:p text:style-name="P13"><text:span text:style-name="T4">6</text:span></text:p>
              </table:table-cell>
              <table:table-cell>
                <text:p>d</text:p>
              </table:table-cell>
              <table:table-cell table:style-name="ce17">
                <text:p text:style-name="P13"><text:span text:style-name="T4">16</text:span></text:p>
              </table:table-cell>
              <table:table-cell>
                <text:p>Verdadeiro</text:p>
              </table:table-cell>
            </table:table-row>
            <table:table-row table:style-name="ro1" table:default-cell-style-name="ce6">
              <table:table-cell table:style-name="ce18">
                <text:p text:style-name="P13"><text:span text:style-name="T4">7</text:span></text:p>
              </table:table-cell>
              <table:table-cell>
                <text:p>c</text:p>
              </table:table-cell>
              <table:table-cell table:style-name="ce19">
                <text:p text:style-name="P13"><text:span text:style-name="T4">17</text:span></text:p>
              </table:table-cell>
              <table:table-cell>
                <text:p>Verdadeiro</text:p>
              </table:table-cell>
            </table:table-row>
            <table:table-row table:style-name="ro1" table:default-cell-style-name="ce6">
              <table:table-cell table:style-name="ce20">
                <text:p text:style-name="P13"><text:span text:style-name="T4">8</text:span></text:p>
              </table:table-cell>
              <table:table-cell>
                <text:p>c</text:p>
              </table:table-cell>
              <table:table-cell table:style-name="ce21">
                <text:p text:style-name="P13"><text:span text:style-name="T4">18</text:span></text:p>
              </table:table-cell>
              <table:table-cell>
                <text:p>Verdadeiro</text:p>
              </table:table-cell>
            </table:table-row>
            <table:table-row table:style-name="ro1" table:default-cell-style-name="ce6">
              <table:table-cell table:style-name="ce22">
                <text:p text:style-name="P13"><text:span text:style-name="T4">9</text:span></text:p>
              </table:table-cell>
              <table:table-cell>
                <text:p>a</text:p>
              </table:table-cell>
              <table:table-cell table:style-name="ce23">
                <text:p text:style-name="P13"><text:span text:style-name="T4">19</text:span></text:p>
              </table:table-cell>
              <table:table-cell>
                <text:p>Verdadeiro</text:p>
              </table:table-cell>
            </table:table-row>
            <table:table-row table:style-name="ro1" table:default-cell-style-name="ce6">
              <table:table-cell table:style-name="ce24">
                <text:p text:style-name="P13"><text:span text:style-name="T4">10</text:span></text:p>
              </table:table-cell>
              <table:table-cell>
                <text:p>b</text:p>
              </table:table-cell>
              <table:table-cell table:style-name="ce25">
                <text:p text:style-name="P13"><text:span text:style-name="T4">20</text:span></text:p>
              </table:table-cell>
              <table:table-cell>
                <text:p>Fals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Calibri2" svg:font-family="Calibri" style:font-family-generic="swiss"/>
    <style:font-face style:name="Open Sans1" svg:font-family="'Open Sans'" style:font-family-generic="swiss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pt" fo:country="BR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pt" fo:country="BR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pt" fo:country="BR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que para editar o título Mestre</text:span></text:p>
        </draw:text-box>
      </draw:frame>
      <draw:frame draw:name="Espaço Reservado para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2-05-10">10/05/22</text:date></text:span></text:p>
        </draw:text-box>
      </draw:frame>
      <draw:frame draw:name="Espaço Reservado para Rodapé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1">
      <draw:frame draw:name="Títu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que para editar o título Mestre</text:span></text:p>
        </draw:text-box>
      </draw:frame>
      <draw:frame draw:name="Espaço Reservado para Conteúd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que para editar os estilos de texto Mestr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gundo ní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2-05-10">10/05/22</text:date></text:span></text:p>
        </draw:text-box>
      </draw:frame>
      <draw:frame draw:name="Espaço Reservado para Rodapé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TIVIDADE DE EMPREENDEDORISMO</dc:title>
    <meta:initial-creator>Pablo Marlon Medeiros da Silva</meta:initial-creator>
    <meta:editing-cycles>2</meta:editing-cycles>
    <meta:creation-date>2022-05-09T14:11:10</meta:creation-date>
    <dc:date>2022-05-10T19:34:31.980243019</dc:date>
    <meta:editing-duration>PT19M17S</meta:editing-duration>
    <meta:generator>LibreOffice/6.4.7.2$Linux_X86_64 LibreOffice_project/40$Build-2</meta:generator>
    <meta:document-statistic meta:object-count="12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